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379"/>
    </style:style>
    <style:style style:name="P2" style:family="paragraph" style:parent-style-name="Standard">
      <style:paragraph-properties fo:text-align="start" style:justify-single-word="false"/>
      <style:text-properties officeooo:paragraph-rsid="0019e379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9e37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e37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9e37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8450"/>
    </style:style>
    <style:style style:name="T3" style:family="text">
      <style:text-properties officeooo:rsid="00123d93"/>
    </style:style>
    <style:style style:name="T4" style:family="text">
      <style:text-properties officeooo:rsid="000bb73f"/>
    </style:style>
    <style:style style:name="T5" style:family="text">
      <style:text-properties officeooo:rsid="0013b797"/>
    </style:style>
    <style:style style:name="T6" style:family="text">
      <style:text-properties style:text-position="33% 80%"/>
    </style:style>
    <style:style style:name="T7" style:family="text">
      <style:text-properties style:text-position="0% 100%"/>
    </style:style>
    <style:style style:name="T8" style:family="text">
      <style:text-properties officeooo:rsid="001d84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1243081527937980454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3">'s orbit</text:span>?</text:p>
        </text:list-item>
      </text:list>
      <text:p text:style-name="P2"/>
      <text:p text:style-name="P2"/>
      <text:p text:style-name="P2"/>
      <text:p text:style-name="P2"/>
      <text:list xml:id="list72810349244536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72810462443305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4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72809974095442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72811090109856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811588981327" text:continue-numbering="true" text:style-name="L1">
        <text:list-item>
          <text:list>
            <text:list-item>
              <text:p text:style-name="P5">The average orbital velocity of <text:span text:style-name="T5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72810457574087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72811994129125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811604485623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811574235170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811683625904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810695590847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6">20</text:span><text:span text:style-name="T7"> meters. <text:s/>What is the time it would take a star with an orbital radius of <text:s/>3.5×10</text:span><text:span text:style-name="T6">12</text:span><text:span text:style-name="T7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d8450"/>
    </style:style>
    <style:style style:name="MT2" style:family="text">
      <style:text-properties style:text-position="super 58%" officeooo:rsid="001d84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1-20T07:28:09.908360922" text:date-adjust="PT24H00M00S">01/21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5.786998983</meta:creation-date>
    <meta:editing-duration>PT4M23S</meta:editing-duration>
    <meta:editing-cycles>6</meta:editing-cycles>
    <meta:generator>LibreOffice/4.3.7.2$Linux_X86_64 LibreOffice_project/430$Build-2</meta:generator>
    <dc:date>2017-01-20T07:28:09.796287983</dc:date>
    <meta:print-date>2017-01-20T07:27:44.530317214</meta:print-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